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pi-topFONT" svg:font-family="pi-top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i-topFONT" officeooo:rsid="001a75bd" officeooo:paragraph-rsid="001a75bd"/>
    </style:style>
    <style:style style:name="P2" style:family="paragraph" style:parent-style-name="Standard" style:list-style-name="L1">
      <style:text-properties style:font-name="pi-topFONT" officeooo:rsid="001a75bd" officeooo:paragraph-rsid="001a75bd"/>
    </style:style>
    <style:style style:name="P3" style:family="paragraph" style:parent-style-name="Standard">
      <style:text-properties style:font-name="pi-topFONT" officeooo:rsid="001ba739" officeooo:paragraph-rsid="001ba739"/>
    </style:style>
    <style:style style:name="P4" style:family="paragraph" style:parent-style-name="Standard" style:list-style-name="L2">
      <style:text-properties style:font-name="pi-topFONT" officeooo:rsid="001ba739" officeooo:paragraph-rsid="001ba739"/>
    </style:style>
    <style:style style:name="P5" style:family="paragraph" style:parent-style-name="Standard">
      <style:text-properties style:font-name="pi-topFONT" officeooo:rsid="001bf727" officeooo:paragraph-rsid="001bf727"/>
    </style:style>
    <style:style style:name="P6" style:family="paragraph" style:parent-style-name="Standard">
      <style:text-properties style:font-name="pi-topFONT" officeooo:rsid="001cd8f5" officeooo:paragraph-rsid="001cd8f5"/>
    </style:style>
    <style:style style:name="P7" style:family="paragraph" style:parent-style-name="Standard">
      <style:text-properties style:font-name="pi-topFONT" officeooo:rsid="001da9b4" officeooo:paragraph-rsid="001da9b4"/>
    </style:style>
    <style:style style:name="P8" style:family="paragraph" style:parent-style-name="Standard">
      <style:text-properties style:font-name="pi-topFONT" officeooo:rsid="001df251" officeooo:paragraph-rsid="001df251"/>
    </style:style>
    <style:style style:name="P9" style:family="paragraph" style:parent-style-name="Standard">
      <style:text-properties style:font-name="pi-topFONT" officeooo:rsid="001eda37" officeooo:paragraph-rsid="001eda37"/>
    </style:style>
    <style:style style:name="P10" style:family="paragraph" style:parent-style-name="Standard">
      <style:text-properties style:font-name="pi-topFONT" officeooo:rsid="001f6331" officeooo:paragraph-rsid="001f6331"/>
    </style:style>
    <style:style style:name="P11" style:family="paragraph" style:parent-style-name="Standard">
      <style:text-properties style:font-name="pi-topFONT" officeooo:rsid="001f7f70" officeooo:paragraph-rsid="001f7f70"/>
    </style:style>
    <style:style style:name="T1" style:family="text">
      <style:text-properties officeooo:rsid="001cd8f5"/>
    </style:style>
    <style:style style:name="T2" style:family="text">
      <style:text-properties officeooo:rsid="001df251"/>
    </style:style>
    <style:style style:name="T3" style:family="text">
      <style:text-properties officeooo:rsid="00204622"/>
    </style:style>
    <style:style style:name="T4" style:family="text">
      <style:text-properties officeooo:rsid="0021bb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title</text:p>
      <text:p text:style-name="P1">Crash landing - part 1</text:p>
      <text:p text:style-name="P1"/>
      <text:p text:style-name="P1">@standfirst</text:p>
      <text:p text:style-name="P1">Survive a crash landing in the jungle using a Raspberry Pi – intoducing the SenseHat</text:p>
      <text:p text:style-name="P1"/>
      <text:p text:style-name="P1">@introduction</text:p>
      <text:p text:style-name="P1">You were travelling on holiday with your trusty bag of technology including a Raspberry Pi, SenseHat and micro:bits. <text:s/>Half way there you crash land in the jungle. You will need to use your wits, cunning and programming skills to survive your time in the jungle. <text:s/>No bugs will get eaten.</text:p>
      <text:p text:style-name="P1"/>
      <text:p text:style-name="P1">@requirements</text:p>
      <text:list xml:id="list4574165634647788835" text:style-name="L1">
        <text:list-item>
          <text:p text:style-name="P2">Raspberry Pi with SenseHat or SenseHat emulator</text:p>
        </text:list-item>
        <text:list-item>
          <text:p text:style-name="P2">Sense HAT emulator on trinket</text:p>
        </text:list-item>
        <text:list-item>
          <text:p text:style-name="P2">Python 3</text:p>
        </text:list-item>
      </text:list>
      <text:p text:style-name="P1"/>
      <text:p text:style-name="P1">@Age range and lesson type</text:p>
      <text:p text:style-name="P1">11-13 years</text:p>
      <text:p text:style-name="P1">14-16 years</text:p>
      <text:p text:style-name="P1">Programming</text:p>
      <text:p text:style-name="P1">Science enquiry and investigation</text:p>
      <text:p text:style-name="P1"/>
      <text:p text:style-name="P1">@illustration</text:p>
      <text:p text:style-name="P1">The Sense HAT emulator from Raspberry Pi and trinket</text:p>
      <text:p text:style-name="P1"/>
      <text:p text:style-name="P1">@illustration caption</text:p>
      <text:p text:style-name="P1">If you don’t have access to a SenseHAT your can use the SenseHAT emulator on the Raspberry Pi. <text:s/>You can also use the trinket SenseHAT emulator.</text:p>
      <text:p text:style-name="P1"/>
      <text:p text:style-name="P3">@The challenge</text:p>
      <text:p text:style-name="P3">In part 1 we will learn how to take some environmental measurements and then use them to respond to the reasings.</text:p>
      <text:list xml:id="list1181621149334180853" text:style-name="L2">
        <text:list-item>
          <text:p text:style-name="P4">Measure the temperature of the surroundings</text:p>
        </text:list-item>
        <text:list-item>
          <text:p text:style-name="P4">Measure the air pressure and detect if it is changing</text:p>
        </text:list-item>
        <text:list-item>
          <text:p text:style-name="P4">Predict if there is a storm coming<text:span text:style-name="T4">x</text:span></text:p>
        </text:list-item>
      </text:list>
      <text:p text:style-name="P3"/>
      <text:p text:style-name="P3">@<text:span text:style-name="T2">The activities</text:span></text:p>
      <text:p text:style-name="P8"/>
      <text:p text:style-name="P5">Our first two tasks help us explore the SenseHAT and start to take some measurements of the environment. <text:s/>Depending on whether your are using the physical HAT or the emulator you will need to change the first line of the code. <text:s/>If you are using trinket follow the separate instructions in the box.</text:p>
      <text:p text:style-name="P5"/>
      <text:p text:style-name="P5">If you are using the physical SenseHAT start the code with</text:p>
      <text:p text:style-name="P5"/>
      <text:p text:style-name="P5">```python</text:p>
      <text:p text:style-name="P5">from sense_hat import SenseHat</text:p>
      <text:p text:style-name="P5"><text:soft-page-break/>```</text:p>
      <text:p text:style-name="P5"/>
      <text:p text:style-name="P5">If you are using the SenseHAT emulator you will need to start the code with</text:p>
      <text:p text:style-name="P5"/>
      <text:p text:style-name="P5">```python</text:p>
      <text:p text:style-name="P5">from sense_emu import SenseHat</text:p>
      <text:p text:style-name="P5">```</text:p>
      <text:p text:style-name="P8">@activity 1 – How hot is it in the jungle?</text:p>
      <text:p text:style-name="P8"/>
      <text:p text:style-name="P5">We want to find out the temperature of the jungle so <text:span text:style-name="T1">we can fetch the current temperature value and print it out.</text:span></text:p>
      <text:p text:style-name="P5"/>
      <text:p text:style-name="P6">```python</text:p>
      <text:p text:style-name="P6">sense=SenseHat()</text:p>
      <text:p text:style-name="P6">temp = sense.temp</text:p>
      <text:p text:style-name="P6">print(temp)</text:p>
      <text:p text:style-name="P6">```</text:p>
      <text:p text:style-name="P6">What do you notice about the temperature? </text:p>
      <text:p text:style-name="P6">We need to change the temperature and make it more readable by getting rid of the extra numbers after the decimal point.</text:p>
      <text:p text:style-name="P6"/>
      <text:p text:style-name="P6">```python</text:p>
      <text:p text:style-name="P6">temp = round (temp,2))</text:p>
      <text:p text:style-name="P6">print (temp)</text:p>
      <text:p text:style-name="P6">```</text:p>
      <text:p text:style-name="P6"/>
      <text:p text:style-name="P6">Now we have an accurate measurement of the temperature in the jungle we need to know if it going to be safe for us to survive.</text:p>
      <text:p text:style-name="P6"/>
      <text:p text:style-name="P7">If your body temperature gets higher than 38.3 oC you will enter hyperthermia and if it drops below 10 oC you run the risk of hypothermia.</text:p>
      <text:p text:style-name="P7"/>
      <text:p text:style-name="P8">```python</text:p>
      <text:p text:style-name="P8">if temp &lt; 10:</text:p>
      <text:p text:style-name="P8"><text:s text:c="4"/>print ("Warning too cold - risk of hypothermia")</text:p>
      <text:p text:style-name="P8">elif temp &gt;38:</text:p>
      <text:p text:style-name="P8"><text:s text:c="4"/>print ("Warning too hot - risk of hyperthermia")</text:p>
      <text:p text:style-name="P8">else:</text:p>
      <text:p text:style-name="P8"><text:s text:c="4"/>print ("Safe temperature")</text:p>
      <text:p text:style-name="P8">```</text:p>
      <text:p text:style-name="P8"/>
      <text:p text:style-name="P8">@Extending the task</text:p>
      <text:p text:style-name="P8"/>
      <text:p text:style-name="P8">Measuring the tempature once is useful but why don’t we read it every 5 minutes?</text:p>
      <text:p text:style-name="P8"/>
      <text:p text:style-name="P8">@task</text:p>
      <text:p text:style-name="P8">Create a loop to repeat the tempature measurement</text:p>
      <text:p text:style-name="P8">Add a delay of 300 seconds</text:p>
      <text:p text:style-name="P8"><text:soft-page-break/></text:p>
      <text:p text:style-name="P8">@activity 2 – it is going to rain?</text:p>
      <text:p text:style-name="P8"/>
      <text:p text:style-name="P8">Weather men use the air pressure as a way of predicting the weather. <text:s/>You might have seen a barometer before or even have one at home. <text:s/>In this task we are going to use the Raspberry Pi to log the air pressure and predict if a storm is coming.</text:p>
      <text:p text:style-name="P8"/>
      <text:p text:style-name="P8">@illustration – a barometer / weather map</text:p>
      <text:p text:style-name="P8"/>
      <text:p text:style-name="P9">Start a new Python3 file and this time we will be collecting the air pressure</text:p>
      <text:p text:style-name="P9"/>
      <text:p text:style-name="P9">```python</text:p>
      <text:p text:style-name="P9">from sense_emu import SenseHat</text:p>
      <text:p text:style-name="P9">sense = SenseHat()</text:p>
      <text:p text:style-name="P9">while True:</text:p>
      <text:p text:style-name="P9"><text:s text:c="4"/>pressure = sense.pressure</text:p>
      <text:p text:style-name="P9"><text:s text:c="4"/>print (pressure)</text:p>
      <text:p text:style-name="P9">```</text:p>
      <text:p text:style-name="P9"/>
      <text:p text:style-name="P9">Run the code and watch the long list of air pressures dissapear infront of you – this is not going to be the simplest way to observe a change in air pressure.</text:p>
      <text:p text:style-name="P9"/>
      <text:p text:style-name="P9">The SenseHAT can measure a pressure range from around 250 mbar to 1250 mbar. <text:s/>We can use the pixels on the SenseHAT to show the pressure as a bar chart.</text:p>
      <text:p text:style-name="P9"/>
      <text:p text:style-name="P10">```phython</text:p>
      <text:p text:style-name="P10">from sense_hat import SenseHat</text:p>
      <text:p text:style-name="P10">from time import sleep</text:p>
      <text:p text:style-name="P10">sense = SenseHat()</text:p>
      <text:p text:style-name="P10">r=[255,0,0]</text:p>
      <text:p text:style-name="P10">sense.clear()</text:p>
      <text:p text:style-name="P10"/>
      <text:p text:style-name="P10">while True:</text:p>
      <text:p text:style-name="P10"><text:s text:c="4"/>for c in range (0,<text:span text:style-name="T3">7</text:span>):</text:p>
      <text:p text:style-name="P10"><text:s text:c="8"/>pressure = sense.pressure</text:p>
      <text:p text:style-name="P10"><text:s text:c="8"/>print (pressure)</text:p>
      <text:p text:style-name="P10"><text:s text:c="8"/>graph_pressure = int(pressure / 150)</text:p>
      <text:p text:style-name="P10"><text:s text:c="8"/>print (graph_pressure) <text:s text:c="7"/></text:p>
      <text:p text:style-name="P10"><text:s text:c="8"/>for i in range(graph_pressure):</text:p>
      <text:p text:style-name="P10"><text:s text:c="12"/>sense.set_pixel(c,i,r)</text:p>
      <text:p text:style-name="P10"><text:s text:c="8"/>print (c)</text:p>
      <text:p text:style-name="P10"><text:s text:c="8"/>sleep(300)</text:p>
      <text:p text:style-name="P10"><text:s text:c="4"/>sense.clear()</text:p>
      <text:p text:style-name="P10">```</text:p>
      <text:p text:style-name="P10"/>
      <text:p text:style-name="P11">The actual value of the pressure is divided by 150 to give a value between 0 and 8 which can be displayed on the SenseHAT pixels as a bar. <text:s/>Every 10 minutes a <text:span text:style-name="T3">new value is taken and the next bar is displayed. <text:s/>After all 8 bars are displayed the loop restarts.</text:span></text:p>
      <text:p text:style-name="P11"><text:soft-page-break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pi-topFONT" svg:font-family="pi-topFON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13:00.005471775</meta:creation-date>
    <dc:date>2019-03-13T20:27:19.019604042</dc:date>
    <meta:editing-duration>PT32M31S</meta:editing-duration>
    <meta:editing-cycles>3</meta:editing-cycles>
    <meta:generator>LibreOffice/5.2.7.2$Linux_ARM_EABI LibreOffice_project/20m0$Build-2</meta:generator>
    <meta:print-date>2019-03-13T20:24:21.193315399</meta:print-date>
    <meta:document-statistic meta:table-count="0" meta:image-count="0" meta:object-count="0" meta:page-count="4" meta:paragraph-count="94" meta:word-count="722" meta:character-count="4164" meta:non-whitespace-character-count="3422"/>
  </office:meta>
</office:document-meta>
</file>